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14pt" fo:font-weight="bold" officeooo:rsid="001e19ab" officeooo:paragraph-rsid="001e19a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2pt" fo:font-weight="bold" officeooo:rsid="001aa6ce" officeooo:paragraph-rsid="001aa6c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2pt" fo:font-weight="bold" officeooo:rsid="001aa6ce" officeooo:paragraph-rsid="001aa6c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aa6ce" officeooo:paragraph-rsid="001aa6ce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Mono" fo:font-size="12pt" fo:font-weight="normal" officeooo:rsid="001aa6ce" officeooo:paragraph-rsid="001aa6ce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Mono" fo:font-weight="normal" officeooo:rsid="001aa6ce" officeooo:paragraph-rsid="001aa6c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weight="normal" officeooo:rsid="001aa6ce" officeooo:paragraph-rsid="001aa6c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407927" style:font-name="Liberation Mono" fo:font-size="12pt" fo:font-weight="normal" officeooo:rsid="001aa6ce" officeooo:paragraph-rsid="001aa6ce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aa55a1" style:font-name="Liberation Mono" fo:font-weight="normal" officeooo:rsid="001aa6ce" officeooo:paragraph-rsid="001aa6ce" style:font-weight-asian="normal" style:font-weight-complex="normal"/>
    </style:style>
    <style:style style:name="T1" style:family="text">
      <style:text-properties officeooo:rsid="002041de"/>
    </style:style>
    <style:style style:name="T2" style:family="text">
      <style:text-properties officeooo:rsid="0020da04"/>
    </style:style>
    <style:style style:name="T3" style:family="text">
      <style:text-properties officeooo:rsid="0022990e"/>
    </style:style>
    <style:style style:name="T4" style:family="text">
      <style:text-properties officeooo:rsid="002585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<text:span text:style-name="T1">atural Planning Model</text:span></text:p>
      <text:p text:style-name="P3"/>
      <text:p text:style-name="P2">1. defining purpose and principles</text:p>
      <text:p text:style-name="P4"/>
      <text:p text:style-name="P4">- ask "why" question</text:p>
      <text:p text:style-name="P4">- principles</text:p>
      <text:p text:style-name="P2"/>
      <text:p text:style-name="P2"/>
      <text:p text:style-name="P2">2. outcome visioning</text:p>
      <text:p text:style-name="P4"/>
      <text:p text:style-name="P4">- provides the actual blueprint of the final result</text:p>
      <text:p text:style-name="P4">- focus</text:p>
      <text:p text:style-name="P4">- clarifying outcomes - creating clear outcomes</text:p>
      <text:p text:style-name="P4"/>
      <text:p text:style-name="P4"/>
      <text:p text:style-name="P2">3. brainstorming</text:p>
      <text:p text:style-name="P4"/>
      <text:p text:style-name="P4">- capturing ideas</text:p>
      <text:p text:style-name="P4">- mind mapping </text:p>
      <text:p text:style-name="P4">- distributed cognition</text:p>
      <text:p text:style-name="P4"/>
      <text:p text:style-name="P8">brainstorming keys:</text:p>
      <text:p text:style-name="P8"/>
      <text:p text:style-name="P8">* don't judge, challenge, evaluate or criticize</text:p>
      <text:p text:style-name="P8">* go for quantity</text:p>
      <text:p text:style-name="P8">* put analysis and organization in the background</text:p>
      <text:p text:style-name="P2"/>
      <text:p text:style-name="P2"/>
      <text:p text:style-name="P2">4. organizing</text:p>
      <text:p text:style-name="P4"/>
      <text:p text:style-name="P4">- identify the significant pieces</text:p>
      <text:p text:style-name="P4">- sort by components/sequences/priorities</text:p>
      <text:p text:style-name="P4">- detail to the required degree</text:p>
      <text:p text:style-name="P4"/>
      <text:p text:style-name="P4"/>
      <text:p text:style-name="P2">5. next actions</text:p>
      <text:p text:style-name="P5"/>
      <text:p text:style-name="P6">- what is the next action?</text:p>
      <text:p text:style-name="P7">- decide on next actions for each of the current "moving parts" of <text:s text:c="2"/>the project</text:p>
      <text:p text:style-name="P6">- decode on the next action in the planning process, if necessary</text:p>
      <text:p text:style-name="P6"/>
      <text:p text:style-name="P9">* <text:span text:style-name="T2">do as much planning as you need to get the project off your mind</text:span></text:p>
      <text:p text:style-name="P9">* <text:span text:style-name="T3">need more clarity? → more brainstorming / shift back to the vision of the outcome / return to a clean analysis of why your’ re engaged in the situation in the first place</text:span></text:p>
      <text:p text:style-name="P9">* <text:span text:style-name="T4">need more to be happening? → <text:s/>move down the model / more brainstorming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1:06:06.326056078</meta:creation-date>
    <dc:date>2018-06-28T10:25:42.552312553</dc:date>
    <meta:editing-duration>PT31M2S</meta:editing-duration>
    <meta:editing-cycles>11</meta:editing-cycles>
    <meta:generator>LibreOffice/6.0.5.2$Linux_X86_64 LibreOffice_project/00m0$Build-2</meta:generator>
    <meta:document-statistic meta:table-count="0" meta:image-count="0" meta:object-count="0" meta:page-count="1" meta:paragraph-count="27" meta:word-count="183" meta:character-count="1032" meta:non-whitespace-character-count="872"/>
  </office:meta>
</office:document-meta>
</file>